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67930" officeooo:paragraph-rsid="00067930"/>
    </style:style>
    <style:style style:name="P4" style:family="paragraph" style:parent-style-name="Standard">
      <style:paragraph-properties fo:text-align="start" style:justify-single-word="false"/>
      <style:text-properties officeooo:rsid="00067930" officeooo:paragraph-rsid="00067930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067930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0e3d20" style:font-weight-asian="bold" style:font-weight-complex="bold"/>
    </style:style>
    <style:style style:name="P9" style:family="paragraph" style:parent-style-name="Standard">
      <style:text-properties officeooo:paragraph-rsid="00090c4d"/>
    </style:style>
    <style:style style:name="P10" style:family="paragraph" style:parent-style-name="Standard">
      <style:text-properties style:font-name="DejaVu Sans Mono" officeooo:paragraph-rsid="000e3d20" fo:background-color="#000000"/>
    </style:style>
    <style:style style:name="P11" style:family="paragraph" style:parent-style-name="Standard">
      <style:text-properties officeooo:paragraph-rsid="000e3d20"/>
    </style:style>
    <style:style style:name="P12" style:family="paragraph" style:parent-style-name="Standard">
      <style:text-properties fo:color="#a9b7c6" style:font-name="DejaVu Sans Mono1" fo:font-size="11.5pt" fo:font-style="normal" fo:font-weight="normal" officeooo:paragraph-rsid="00090c4d" fo:background-color="#000000" style:font-size-asian="11.5pt" style:font-style-asian="normal" style:font-weight-asian="normal"/>
    </style:style>
    <style:style style:name="P13" style:family="paragraph" style:parent-style-name="Standard">
      <style:text-properties fo:color="#a9b7c6" style:font-name="DejaVu Sans Mono" fo:font-size="11.5pt" fo:font-style="normal" fo:font-weight="normal" officeooo:paragraph-rsid="000e3d20" fo:background-color="#000000" style:font-size-asian="11.5pt" style:font-style-asian="normal" style:font-weight-asian="normal"/>
    </style:style>
    <style:style style:name="P14" style:family="paragraph" style:parent-style-name="Text_20_body">
      <style:text-properties officeooo:rsid="00067930" officeooo:paragraph-rsid="00067930"/>
    </style:style>
    <style:style style:name="P15" style:family="paragraph" style:parent-style-name="Text_20_body">
      <style:text-properties officeooo:paragraph-rsid="00067930"/>
    </style:style>
    <style:style style:name="P16" style:family="paragraph" style:parent-style-name="Text_20_body">
      <style:text-properties officeooo:rsid="000855c2" officeooo:paragraph-rsid="000855c2"/>
    </style:style>
    <style:style style:name="P17" style:family="paragraph" style:parent-style-name="Text_20_body">
      <style:text-properties officeooo:rsid="0008d27f" officeooo:paragraph-rsid="0008d27f"/>
    </style:style>
    <style:style style:name="P18" style:family="paragraph" style:parent-style-name="Text_20_body">
      <style:text-properties officeooo:paragraph-rsid="0008d27f"/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rsid="00067930" officeooo:paragraph-rsid="00067930"/>
    </style:style>
    <style:style style:name="P24" style:family="paragraph" style:parent-style-name="Heading_20_3">
      <style:text-properties officeooo:rsid="000e3d20" officeooo:paragraph-rsid="000e3d20"/>
    </style:style>
    <style:style style:name="P25" style:family="paragraph" style:parent-style-name="Heading_20_3">
      <style:text-properties officeooo:rsid="001636db" officeooo:paragraph-rsid="001636db"/>
    </style:style>
    <style:style style:name="P26" style:family="paragraph" style:parent-style-name="Heading_20_4">
      <style:text-properties officeooo:rsid="00067930" officeooo:paragraph-rsid="00067930"/>
    </style:style>
    <style:style style:name="P27" style:family="paragraph" style:parent-style-name="Heading_20_4">
      <style:text-properties officeooo:rsid="00090c4d" officeooo:paragraph-rsid="00090c4d"/>
    </style:style>
    <style:style style:name="P28" style:family="paragraph" style:parent-style-name="Heading_20_4">
      <style:text-properties officeooo:rsid="000e3d20" officeooo:paragraph-rsid="000e3d20"/>
    </style:style>
    <style:style style:name="P29" style:family="paragraph" style:parent-style-name="Heading_20_4">
      <style:text-properties officeooo:rsid="000f6d83" officeooo:paragraph-rsid="000f6d83"/>
    </style:style>
    <style:style style:name="P30" style:family="paragraph" style:parent-style-name="Heading_20_4">
      <style:text-properties officeooo:rsid="001636db" officeooo:paragraph-rsid="001636db"/>
    </style:style>
    <style:style style:name="P31" style:family="paragraph" style:parent-style-name="Heading_20_5">
      <style:text-properties officeooo:rsid="00067930" officeooo:paragraph-rsid="00067930"/>
    </style:style>
    <style:style style:name="P32" style:family="paragraph" style:parent-style-name="Heading_20_5">
      <style:text-properties officeooo:rsid="0008d27f" officeooo:paragraph-rsid="0008d27f"/>
    </style:style>
    <style:style style:name="P33" style:family="paragraph" style:parent-style-name="Heading_20_6">
      <style:text-properties officeooo:rsid="000e3d20" officeooo:paragraph-rsid="000e3d20"/>
    </style:style>
    <style:style style:name="P34" style:family="paragraph" style:parent-style-name="Standard">
      <style:text-properties officeooo:paragraph-rsid="001636db"/>
    </style:style>
    <style:style style:name="P3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Standard" style:master-page-name="">
      <loext:graphic-properties draw:fill="none"/>
      <style:paragraph-properties fo:margin-left="2.701cm" fo:margin-right="0cm" fo:text-indent="0cm" style:auto-text-indent="false" style:page-number="auto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loext:graphic-properties draw:fill="none"/>
      <style:paragraph-properties fo:margin-left="2.701cm" fo:margin-right="0cm" fo:text-indent="0cm" style:auto-text-indent="false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Text_20_body" style:list-style-name="L1">
      <style:text-properties officeooo:rsid="000f6d83" officeooo:paragraph-rsid="000f6d83"/>
    </style:style>
    <style:style style:name="P39" style:family="paragraph" style:parent-style-name="Text_20_body" style:list-style-name="L1">
      <style:text-properties officeooo:rsid="00107bdb" officeooo:paragraph-rsid="00107bdb"/>
    </style:style>
    <style:style style:name="P40" style:family="paragraph" style:parent-style-name="Text_20_body" style:list-style-name="L1">
      <style:text-properties officeooo:rsid="0011e4d4" officeooo:paragraph-rsid="00132803"/>
    </style:style>
    <style:style style:name="P41" style:family="paragraph" style:parent-style-name="Text_20_body" style:list-style-name="L1">
      <style:text-properties officeooo:rsid="00132803" officeooo:paragraph-rsid="00132803"/>
    </style:style>
    <style:style style:name="P42" style:family="paragraph" style:parent-style-name="Text_20_body" style:list-style-name="L1">
      <style:text-properties officeooo:rsid="001636db" officeooo:paragraph-rsid="001636db"/>
    </style:style>
    <style:style style:name="P43" style:family="paragraph" style:parent-style-name="Text_20_body">
      <style:text-properties officeooo:rsid="001636db" officeooo:paragraph-rsid="001636db"/>
    </style:style>
    <style:style style:name="P44" style:family="paragraph" style:parent-style-name="Text_20_body">
      <style:text-properties officeooo:paragraph-rsid="001636db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style:text-properties officeooo:rsid="00067930" officeooo:paragraph-rsid="00067930"/>
    </style:style>
    <style:style style:name="P47" style:family="paragraph" style:parent-style-name="Text_20_body" style:master-page-name="">
      <loext:graphic-properties draw:fill="none"/>
      <style:paragraph-properties fo:margin-left="3.3cm" fo:margin-right="0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3.413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officeooo:rsid="00067930"/>
    </style:style>
    <style:style style:name="T2" style:family="text">
      <style:text-properties officeooo:rsid="0008d27f"/>
    </style:style>
    <style:style style:name="T3" style:family="text">
      <style:text-properties fo:color="#cc7832" style:font-name="DejaVu Sans Mono1" fo:font-size="11.5pt" fo:font-style="normal" fo:font-weight="normal" fo:background-color="#000000" loext:char-shading-value="0" style:font-size-asian="11.5pt" style:font-style-asian="normal" style:font-weight-asian="normal"/>
    </style:style>
    <style:style style:name="T4" style:family="text">
      <style:text-properties fo:color="#cc7832" fo:font-size="11.5pt" fo:font-style="normal" fo:font-weight="normal" style:font-size-asian="11.5pt" style:font-style-asian="normal" style:font-weight-asian="normal"/>
    </style:style>
    <style:style style:name="T5" style:family="text">
      <style:text-properties fo:color="#cc7832" style:font-name="DejaVu Sans Mono" fo:font-size="11pt" fo:font-style="normal" fo:font-weight="normal" fo:background-color="#000000" loext:char-shading-value="0" style:font-size-asian="11pt" style:font-style-asian="normal" style:font-weight-asian="normal" style:font-size-complex="11pt"/>
    </style:style>
    <style:style style:name="T6" style:family="text">
      <style:text-properties fo:color="#a9b7c6" style:font-name="DejaVu Sans Mono1" fo:font-size="11.5pt" fo:font-style="normal" fo:font-weight="normal" fo:background-color="#000000" loext:char-shading-value="0" style:font-size-asian="11.5pt" style:font-style-asian="normal" style:font-weight-asian="normal"/>
    </style:style>
    <style:style style:name="T7" style:family="text">
      <style:text-properties fo:color="#a9b7c6" style:font-name="DejaVu Sans Mono1" fo:font-size="11.5pt" fo:font-style="italic" fo:font-weight="normal" fo:background-color="#000000" loext:char-shading-value="0" style:font-size-asian="11.5pt" style:font-style-asian="italic" style:font-weight-asian="normal"/>
    </style:style>
    <style:style style:name="T8" style:family="text">
      <style:text-properties fo:color="#a9b7c6" fo:font-size="11.5pt" fo:font-style="normal" fo:font-weight="normal" style:font-size-asian="11.5pt" style:font-style-asian="normal" style:font-weight-asian="normal"/>
    </style:style>
    <style:style style:name="T9" style:family="text">
      <style:text-properties fo:color="#a9b7c6" fo:font-size="11.5pt" fo:font-style="italic" fo:font-weight="normal" style:font-size-asian="11.5pt" style:font-style-asian="italic" style:font-weight-asian="normal"/>
    </style:style>
    <style:style style:name="T10" style:family="text">
      <style:text-properties fo:color="#a9b7c6" style:font-name="DejaVu Sans Mono" fo:font-size="11.5pt" fo:font-style="normal" fo:font-weight="normal" fo:background-color="#000000" loext:char-shading-value="0" style:font-size-asian="11.5pt" style:font-style-asian="normal" style:font-weight-asian="normal"/>
    </style:style>
    <style:style style:name="T11" style:family="text">
      <style:text-properties fo:color="#a9b7c6" style:font-name="DejaVu Sans Mono" fo:font-size="11pt" fo:font-style="normal" fo:font-weight="normal" fo:background-color="#000000" loext:char-shading-value="0" style:font-size-asian="11pt" style:font-style-asian="normal" style:font-weight-asian="normal" style:font-size-complex="11pt"/>
    </style:style>
    <style:style style:name="T12" style:family="text">
      <style:text-properties fo:color="#a9b7c6" style:font-name="DejaVu Sans Mono" fo:font-size="11pt" fo:font-style="italic" fo:font-weight="normal" fo:background-color="#000000" loext:char-shading-value="0" style:font-size-asian="11pt" style:font-style-asian="italic" style:font-weight-asian="normal" style:font-size-complex="11pt"/>
    </style:style>
    <style:style style:name="T13" style:family="text">
      <style:text-properties fo:color="#9876aa" style:font-name="DejaVu Sans Mono1" fo:font-size="11.5pt" fo:font-style="normal" fo:font-weight="normal" fo:background-color="#000000" loext:char-shading-value="0" style:font-size-asian="11.5pt" style:font-style-asian="normal" style:font-weight-asian="normal"/>
    </style:style>
    <style:style style:name="T14" style:family="text">
      <style:text-properties fo:color="#9876aa" style:font-name="DejaVu Sans Mono1" fo:font-size="11.5pt" fo:font-style="italic" fo:font-weight="normal" fo:background-color="#000000" loext:char-shading-value="0" style:font-size-asian="11.5pt" style:font-style-asian="italic" style:font-weight-asian="normal"/>
    </style:style>
    <style:style style:name="T15" style:family="text">
      <style:text-properties fo:color="#9876aa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9876aa" fo:font-size="11.5pt" fo:font-style="italic" fo:font-weight="normal" style:font-size-asian="11.5pt" style:font-style-asian="italic" style:font-weight-asian="normal"/>
    </style:style>
    <style:style style:name="T17" style:family="text">
      <style:text-properties fo:color="#9876aa" style:font-name="DejaVu Sans Mono" fo:font-size="11pt" fo:font-style="italic" fo:font-weight="normal" fo:background-color="#000000" loext:char-shading-value="0" style:font-size-asian="11pt" style:font-style-asian="italic" style:font-weight-asian="normal" style:font-size-complex="11pt"/>
    </style:style>
    <style:style style:name="T18" style:family="text">
      <style:text-properties fo:color="#bbb529" style:font-name="DejaVu Sans Mono1" fo:font-size="11.5pt" fo:font-style="normal" fo:font-weight="normal" fo:background-color="#000000" loext:char-shading-value="0" style:font-size-asian="11.5pt" style:font-style-asian="normal" style:font-weight-asian="normal"/>
    </style:style>
    <style:style style:name="T19" style:family="text">
      <style:text-properties fo:color="#bbb529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bbb529" style:font-name="DejaVu Sans Mono" fo:font-size="11pt" fo:font-style="normal" fo:font-weight="normal" fo:background-color="#000000" loext:char-shading-value="0" style:font-size-asian="11pt" style:font-style-asian="normal" style:font-weight-asian="normal" style:font-size-complex="11pt"/>
    </style:style>
    <style:style style:name="T21" style:family="text">
      <style:text-properties fo:color="#ffc66d" style:font-name="DejaVu Sans Mono1" fo:font-size="11.5pt" fo:font-style="normal" fo:font-weight="normal" fo:background-color="#000000" loext:char-shading-value="0" style:font-size-asian="11.5pt" style:font-style-asian="normal" style:font-weight-asian="normal"/>
    </style:style>
    <style:style style:name="T22" style:family="text">
      <style:text-properties fo:color="#ffc66d" fo:font-size="11.5pt" fo:font-style="normal" fo:font-weight="normal" style:font-size-asian="11.5pt" style:font-style-asian="normal" style:font-weight-asian="normal"/>
    </style:style>
    <style:style style:name="T23" style:family="text">
      <style:text-properties fo:color="#ffc66d" style:font-name="DejaVu Sans Mono" fo:font-size="11pt" fo:font-style="normal" fo:font-weight="normal" fo:background-color="#000000" loext:char-shading-value="0" style:font-size-asian="11pt" style:font-style-asian="normal" style:font-weight-asian="normal" style:font-size-complex="11pt"/>
    </style:style>
    <style:style style:name="T24" style:family="text">
      <style:text-properties fo:color="#6a8759" style:font-name="DejaVu Sans Mono1" fo:font-size="11.5pt" fo:font-style="normal" fo:font-weight="normal" fo:background-color="#000000" loext:char-shading-value="0" style:font-size-asian="11.5pt" style:font-style-asian="normal" style:font-weight-asian="normal"/>
    </style:style>
    <style:style style:name="T25" style:family="text">
      <style:text-properties fo:color="#6a8759" style:font-name="DejaVu Sans Mono" fo:font-size="11pt" fo:font-style="normal" fo:font-weight="normal" fo:background-color="#000000" loext:char-shading-value="0" style:font-size-asian="11pt" style:font-style-asian="normal" style:font-weight-asian="normal" style:font-size-complex="11pt"/>
    </style:style>
    <style:style style:name="T26" style:family="text">
      <style:text-properties fo:color="#6897bb" style:font-name="DejaVu Sans Mono1" fo:font-size="11.5pt" fo:font-style="normal" fo:font-weight="normal" fo:background-color="#000000" loext:char-shading-value="0" style:font-size-asian="11.5pt" style:font-style-asian="normal" style:font-weight-asian="normal"/>
    </style:style>
    <style:style style:name="T27" style:family="text">
      <style:text-properties fo:color="#6897bb" fo:font-size="11.5pt" fo:font-style="normal" fo:font-weight="normal" style:font-size-asian="11.5pt" style:font-style-asian="normal" style:font-weight-asian="normal"/>
    </style:style>
    <style:style style:name="T28" style:family="text">
      <style:text-properties fo:color="#6897bb" style:font-name="DejaVu Sans Mono" fo:font-size="11pt" fo:font-style="normal" fo:font-weight="normal" fo:background-color="#000000" loext:char-shading-value="0" style:font-size-asian="11pt" style:font-style-asian="normal" style:font-weight-asian="normal" style:font-size-complex="11pt"/>
    </style:style>
    <style:style style:name="T29" style:family="text">
      <style:text-properties officeooo:rsid="000d89a4"/>
    </style:style>
    <style:style style:name="T30" style:family="text">
      <style:text-properties style:font-name="Liberation Sans" officeooo:rsid="0008d27f"/>
    </style:style>
    <style:style style:name="T31" style:family="text">
      <style:text-properties style:font-name="DejaVu Sans Mono" fo:background-color="#000000" loext:char-shading-value="0"/>
    </style:style>
    <style:style style:name="T32" style:family="text">
      <style:text-properties officeooo:rsid="00132803"/>
    </style:style>
    <style:style style:name="T33" style:family="text">
      <style:text-properties style:font-name="DejaVu Sans Mono" fo:font-size="11pt" fo:background-color="#000000" loext:char-shading-value="0" style:font-size-asian="11pt" style:font-size-complex="11pt"/>
    </style:style>
    <style:style style:name="T34" style:family="text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-start text:name="__RefHeading___Toc7376_2605391096"/>МІНІСТЕРСТВО ОСВІТИ І НАУКИ УКРАЇНИ<text:bookmark-end text:name="__RefHeading___Toc7376_2605391096"/></text:p>
      <text:p text:style-name="P37"><text:bookmark-start text:name="__RefHeading___Toc7378_2605391096"/>СУМСЬКИЙ ДЕРЖАВНИЙ УНІВЕРСИТЕТ<text:bookmark-end text:name="__RefHeading___Toc7378_2605391096"/></text:p>
      <text:p text:style-name="P37"><text:bookmark-start text:name="__RefHeading___Toc7380_2605391096"/>КАФЕДРА КОМП’ЮТЕРНИХ НАУК<text:bookmark-end text:name="__RefHeading___Toc7380_260539109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><text:bookmark-start text:name="__RefHeading___Toc7382_2605391096"/><text:tab/><text:tab/><text:tab/><text:tab/>ОБОВ’ЯЗКОВЕ ДОМАШНЄ ЗАВДАННЯ<text:bookmark-end text:name="__RefHeading___Toc7382_2605391096"/></text:p>
      <text:p text:style-name="P1">з дисципліни</text:p>
      <text:p text:style-name="P47"><text:bookmark-start text:name="__RefHeading___Toc7384_2605391096"/>«<text:span text:style-name="T34">Реінжинірінг та веріфікація програмного забезпечення</text:span>»<text:bookmark-end text:name="__RefHeading___Toc7384_2605391096"/></text:p>
      <text:p text:style-name="P3">1 варіант</text:p>
      <text:p text:style-name="P2"/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4"/>
      <text:p text:style-name="P5">Виконав:<text:tab/><text:tab/><text:tab/><text:tab/><text:tab/>студент групи IНм-91н</text:p>
      <text:p text:style-name="P6"><text:tab/><text:tab/><text:tab/><text:tab/><text:tab/><text:tab/></text:p>
      <text:p text:style-name="P6"><text:tab/><text:tab/><text:tab/><text:tab/><text:tab/><text:tab/><text:span text:style-name="T1">Тарасов О.О.</text:span></text:p>
      <text:p text:style-name="P6"/>
      <text:p text:style-name="P6"/>
      <text:p text:style-name="P6">Перевірив: <text:tab/><text:tab/><text:tab/><text:tab/><text:tab/>Москаленко В. В.</text:p>
      <text:p text:style-name="P5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СУМИ 2019</text:p>
      <text:p text:style-name="P7"/>
      <text:p text:style-name="P7"><text:soft-page-break/></text:p>
      <text:p text:style-name="P7"/>
      <text:table-of-content text:style-name="Sect1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Зміст</text:p>
          </text:index-title>
          <text:p text:style-name="P19"><text:a xlink:type="simple" xlink:href="#__RefHeading___Toc7386_2605391096" text:style-name="Index_20_Link" text:visited-style-name="Index_20_Link">Завдання 1<text:tab/>3</text:a></text:p>
          <text:p text:style-name="P20"><text:a xlink:type="simple" xlink:href="#__RefHeading___Toc7388_2605391096" text:style-name="Index_20_Link" text:visited-style-name="Index_20_Link">Текст завдання<text:tab/>3</text:a></text:p>
          <text:p text:style-name="P20"><text:a xlink:type="simple" xlink:href="#__RefHeading___Toc7390_2605391096" text:style-name="Index_20_Link" text:visited-style-name="Index_20_Link">Класи еквівалентності :<text:tab/>3</text:a></text:p>
          <text:p text:style-name="P21"><text:a xlink:type="simple" xlink:href="#__RefHeading___Toc7392_2605391096" text:style-name="Index_20_Link" text:visited-style-name="Index_20_Link">Для імені елементу<text:tab/>3</text:a></text:p>
          <text:p text:style-name="P21"><text:a xlink:type="simple" xlink:href="#__RefHeading___Toc7394_2605391096" text:style-name="Index_20_Link" text:visited-style-name="Index_20_Link">Для ціни<text:tab/>4</text:a></text:p>
          <text:p text:style-name="P21"><text:a xlink:type="simple" xlink:href="#__RefHeading___Toc7396_2605391096" text:style-name="Index_20_Link" text:visited-style-name="Index_20_Link">Для кількості товару<text:tab/>4</text:a></text:p>
          <text:p text:style-name="P21"><text:a xlink:type="simple" xlink:href="#__RefHeading___Toc7398_2605391096" text:style-name="Index_20_Link" text:visited-style-name="Index_20_Link">Тип товару<text:tab/>4</text:a></text:p>
          <text:p text:style-name="P20"><text:a xlink:type="simple" xlink:href="#__RefHeading___Toc7400_2605391096" text:style-name="Index_20_Link" text:visited-style-name="Index_20_Link">Код тестів :<text:tab/>4</text:a></text:p>
          <text:p text:style-name="P22"><text:a xlink:type="simple" xlink:href="#__RefHeading___Toc7402_2605391096" text:style-name="Index_20_Link" text:visited-style-name="Index_20_Link">AddItemTest<text:tab/>4</text:a></text:p>
          <text:p text:style-name="P22"><text:a xlink:type="simple" xlink:href="#__RefHeading___Toc7404_2605391096" text:style-name="Index_20_Link" text:visited-style-name="Index_20_Link">CalcDiscountTest<text:tab/>6</text:a></text:p>
          <text:p text:style-name="P19"><text:a xlink:type="simple" xlink:href="#__RefHeading___Toc7406_2605391096" text:style-name="Index_20_Link" text:visited-style-name="Index_20_Link">Завдання 2<text:tab/>7</text:a></text:p>
          <text:p text:style-name="P20"><text:a xlink:type="simple" xlink:href="#__RefHeading___Toc7408_2605391096" text:style-name="Index_20_Link" text:visited-style-name="Index_20_Link">Текст завдання<text:tab/>7</text:a></text:p>
          <text:p text:style-name="P20"><text:a xlink:type="simple" xlink:href="#__RefHeading___Toc2656_2130454918" text:style-name="Index_20_Link" text:visited-style-name="Index_20_Link">Детальний рефакторинг коду<text:tab/>7</text:a></text:p>
          <text:p text:style-name="P20"><text:a xlink:type="simple" xlink:href="#__RefHeading___Toc2658_2130454918" text:style-name="Index_20_Link" text:visited-style-name="Index_20_Link">Код тестів<text:tab/>8</text:a></text:p>
          <text:p text:style-name="P19"><text:a xlink:type="simple" xlink:href="#__RefHeading___Toc2660_2130454918" text:style-name="Index_20_Link" text:visited-style-name="Index_20_Link">Висновок<text:tab/>8</text:a></text:p>
        </text:index-body>
      </text:table-of-content>
      <text:h text:style-name="P23" text:outline-level="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23" text:outline-level="3"><text:bookmark-start text:name="__RefHeading___Toc7386_2605391096"/>Завдання 1<text:bookmark-end text:name="__RefHeading___Toc7386_2605391096"/></text:h>
      <text:h text:style-name="P26" text:outline-level="4"><text:bookmark-start text:name="__RefHeading___Toc7388_2605391096"/>Текст завдання<text:bookmark-end text:name="__RefHeading___Toc7388_2605391096"/></text:h>
      <text:p text:style-name="P15">Дано код програми торгового кошика ShoppingCart.</text:p>
      <text:p text:style-name="P15">Необхідно описати класи еквівалентності та здійснити модульне тестування для методу addItem, для якого сформульовано наступні вимоги:</text:p>
      <text:p text:style-name="P15">1) назва товару повинна бути не пустою і не перевищувати 32 символи;</text:p>
      <text:p text:style-name="P15">2) ціна повинна бути більшою нуля і меншою 1000;</text:p>
      <text:p text:style-name="P15">3) кількість товару повинна бути більшою нуля, але не більшою 1000;</text:p>
      <text:p text:style-name="P15">4) тип товару повинен бути одним з допустимих типів, описаних константами</text:p>
      <text:p text:style-name="P15">Item.Type;</text:p>
      <text:p text:style-name="P15">5) при додаванні 100-го товару повинно викинутися виключення</text:p>
      <text:p text:style-name="P15">IndexOutOfBoundsException;</text:p>
      <text:p text:style-name="P15">6) при неправильному параметрі товару повинно викинутися виключення</text:p>
      <text:p text:style-name="P15">IllegalArgumentException.</text:p>
      <text:p text:style-name="P15">Необхідно описати класи еквівалентності та розробити параметризовані модульні</text:p>
      <text:p text:style-name="P15">тести для методу ShoppingCart.calculateDiscount, який розраховує знижку (Discount) за</text:p>
      <text:p text:style-name="P15">наступними правилами:</text:p>
      <text:p text:style-name="P15">1) для REGULAR товаров знижки немає;</text:p>
      <text:p text:style-name="P15">2) для SECOND товарів знижка становить 50%, якщо їх купують більше одного;</text:p>
      <text:p text:style-name="P15">3) для DISCOUNT товарів знижка становить 10% і по 10% за кожний повний десяток</text:p>
      <text:p text:style-name="P15">товарів, але не більше 50% сумарно;</text:p>
      <text:p text:style-name="P15">4) для SALE товарів знижка становить 90%;</text:p>
      <text:p text:style-name="P15">5) крім того за кожну повну сотню товарів додається 10% знижки, але так, щоб</text:p>
      <text:p text:style-name="P15">сумарна знижка не перевищувала 80%.</text:p>
      <text:p text:style-name="P15">Повна ціна розраховується як ціна товару × кількість × знижку.</text:p>
      <text:h text:style-name="P26" text:outline-level="4"><text:bookmark-start text:name="__RefHeading___Toc7390_2605391096"/>Класи еквівалентності :<text:bookmark-end text:name="__RefHeading___Toc7390_2605391096"/></text:h>
      <text:h text:style-name="P31" text:outline-level="5"><text:bookmark-start text:name="__RefHeading___Toc7392_2605391096"/>Для імені елементу <text:bookmark-end text:name="__RefHeading___Toc7392_2605391096"/></text:h>
      <text:p text:style-name="P14">N — кількість символів</text:p>
      <text:p text:style-name="P14">N = 0 — невалідний пустий рядок</text:p>
      <text:p text:style-name="P14"><text:soft-page-break/>1 &lt;= N &lt;= 32 — валідне імʼя</text:p>
      <text:p text:style-name="P14">N &gt; 32 — невалідне імʼя </text:p>
      <text:h text:style-name="P31" text:outline-level="5"><text:bookmark-start text:name="__RefHeading___Toc7394_2605391096"/>Для ціни <text:bookmark-end text:name="__RefHeading___Toc7394_2605391096"/></text:h>
      <text:p text:style-name="P16">N — ціна</text:p>
      <text:p text:style-name="P17">N &lt;= 0 — невалідна ціна</text:p>
      <text:p text:style-name="P17">0 &lt; N &lt; 1000 — валідна ціна </text:p>
      <text:p text:style-name="P17">N &gt;= 1000 — невалідна ціна</text:p>
      <text:h text:style-name="P32" text:outline-level="5"><text:bookmark-start text:name="__RefHeading___Toc7396_2605391096"/>Для кількості товару <text:bookmark-end text:name="__RefHeading___Toc7396_2605391096"/></text:h>
      <text:p text:style-name="P17">N <text:s/>- к-сть товару</text:p>
      <text:p text:style-name="P17">N &lt;=0 — невалідна к-сть</text:p>
      <text:p text:style-name="P17">0 &lt;= N &lt;= 1000 — валідна</text:p>
      <text:p text:style-name="P17">N &gt; 1000 — невалідна</text:p>
      <text:h text:style-name="P32" text:outline-level="5"><text:bookmark-start text:name="__RefHeading___Toc7398_2605391096"/>Тип товару <text:bookmark-end text:name="__RefHeading___Toc7398_2605391096"/></text:h>
      <text:p text:style-name="P18"><text:span text:style-name="T29">{Second, Regular, Sales, Discount} — </text:span><text:span text:style-name="T30">валідний</text:span><text:span text:style-name="T2"> тип</text:span></text:p>
      <text:h text:style-name="P27" text:outline-level="4"><text:bookmark-start text:name="__RefHeading___Toc7400_2605391096"/>Код тестів :<text:bookmark-end text:name="__RefHeading___Toc7400_2605391096"/></text:h>
      <text:h text:style-name="P33" text:outline-level="6"><text:bookmark-start text:name="__RefHeading___Toc7402_2605391096"/>AddItemTest<text:bookmark-end text:name="__RefHeading___Toc7402_2605391096"/></text:h>
      <text:p text:style-name="P9"><text:span text:style-name="T10"><text:line-break/></text:span><text:span text:style-name="T3">import </text:span><text:span text:style-name="T6">com.github.javafaker.Faker</text:span><text:span text:style-name="T3">;</text:span><text:span text:style-name="T31"><text:line-break/></text:span><text:span text:style-name="T3">import </text:span><text:span text:style-name="T6">org.junit.</text:span><text:span text:style-name="T18">Before</text:span><text:span text:style-name="T3">;</text:span><text:span text:style-name="T31"><text:line-break/></text:span><text:span text:style-name="T3">import </text:span><text:span text:style-name="T6">org.junit.</text:span><text:span text:style-name="T18">Rule</text:span><text:span text:style-name="T3">;</text:span><text:span text:style-name="T31"><text:line-break/></text:span><text:span text:style-name="T3">import </text:span><text:span text:style-name="T6">org.junit.</text:span><text:span text:style-name="T18">Test</text:span><text:span text:style-name="T3">;</text:span><text:span text:style-name="T31"><text:line-break/></text:span><text:span text:style-name="T3">import </text:span><text:span text:style-name="T6">org.junit.rules.ExpectedException</text:span><text:span text:style-name="T3">;</text:span><text:span text:style-name="T31"><text:line-break/></text:span><text:span text:style-name="T3">import static </text:span><text:span text:style-name="T6">odz.ShoppingCart.ShoppingCart.Item.Type.*</text:span><text:span text:style-name="T3">;</text:span><text:span text:style-name="T31"><text:line-break/></text:span><text:span text:style-name="T3">public class </text:span><text:span text:style-name="T6">AddItemTest {</text:span><text:span text:style-name="T31"><text:line-break/></text:span><text:span text:style-name="T6"> <text:s text:c="3"/>Faker </text:span><text:span text:style-name="T13">faker </text:span><text:span text:style-name="T6">= </text:span><text:span text:style-name="T3">new </text:span><text:span text:style-name="T6">Faker()</text:span><text:span text:style-name="T3">;</text:span><text:span text:style-name="T31"><text:line-break/></text:span><text:span text:style-name="T3"> <text:s text:c="3"/>private </text:span><text:span text:style-name="T6">ShoppingCart </text:span><text:span text:style-name="T13">cartInstance</text:span><text:span text:style-name="T3">;</text:span><text:span text:style-name="T31"><text:line-break/></text:span><text:span text:style-name="T3"> <text:s text:c="3"/></text:span><text:span text:style-name="T18">@Rule</text:span><text:span text:style-name="T31"><text:line-break/></text:span><text:span text:style-name="T18"> <text:s text:c="3"/></text:span><text:span text:style-name="T3">public </text:span><text:span text:style-name="T6">ExpectedException </text:span><text:span text:style-name="T13">thrown </text:span><text:span text:style-name="T6">= ExpectedException.</text:span><text:span text:style-name="T7">none</text:span><text:span text:style-name="T6">()</text:span><text:span text:style-name="T3">;</text:span><text:span text:style-name="T31"><text:line-break/></text:span><text:span text:style-name="T3"> <text:s text:c="3"/></text:span><text:span text:style-name="T18">@Before</text:span><text:span text:style-name="T31"><text:line-break/></text:span><text:span text:style-name="T18"> <text:s text:c="3"/></text:span><text:span text:style-name="T3">public void </text:span><text:span text:style-name="T21">setUp</text:span><text:span text:style-name="T6">(){</text:span><text:span text:style-name="T31"><text:line-break/></text:span><text:span text:style-name="T6"> <text:s text:c="7"/></text:span><text:span text:style-name="T13">cartInstance </text:span><text:span text:style-name="T6">= </text:span><text:span text:style-name="T3">new </text:span><text:span text:style-name="T6">ShoppingCart(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TitleUnderInvalidEquivalentClass</text:span><text:span text:style-name="T6">(){</text:span><text:span text:style-name="T31"><text:line-break/></text:span><text:span text:style-name="T6"> <text:s text:c="7"/></text:span><text:span text:style-name="T13">thrown</text:span><text:span text:style-name="T6">.expect(IllegalArgumentException.</text:span><text:span text:style-name="T3">class</text:span><text:span text:style-name="T6">)</text:span><text:span text:style-name="T3">;</text:span><text:span text:style-name="T31"><text:line-break/></text:span><text:span text:style-name="T3"> <text:s text:c="7"/></text:span><text:span text:style-name="T13">thrown</text:span><text:span text:style-name="T6">.expectMessage(</text:span><text:span text:style-name="T24">"Illegal title"</text:span><text:span text:style-name="T6">)</text:span><text:span text:style-name="T3">;</text:span><text:span text:style-name="T31"><text:line-break/></text:span><text:span text:style-name="T3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35</text:span><text:span text:style-name="T6">)</text:span><text:span text:style-name="T3">, </text:span><text:span text:style-name="T26">1.0</text:span><text:span text:style-name="T3">, </text:span><text:span text:style-name="T26">1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oft-page-break/><text:span text:style-name="T18"> <text:s text:c="3"/></text:span><text:span text:style-name="T3">public void </text:span><text:span text:style-name="T21">addItemTitleUpperInvalidEquivalentClass</text:span><text:span text:style-name="T6">(){</text:span><text:span text:style-name="T31"><text:line-break/></text:span><text:span text:style-name="T6"> <text:s text:c="7"/></text:span><text:span text:style-name="T13">thrown</text:span><text:span text:style-name="T6">.expect(IllegalArgumentException.</text:span><text:span text:style-name="T3">class</text:span><text:span text:style-name="T6">)</text:span><text:span text:style-name="T3">;</text:span><text:span text:style-name="T31"><text:line-break/></text:span><text:span text:style-name="T3"> <text:s text:c="7"/></text:span><text:span text:style-name="T13">thrown</text:span><text:span text:style-name="T6">.expectMessage(</text:span><text:span text:style-name="T24">"Illegal title"</text:span><text:span text:style-name="T6">)</text:span><text:span text:style-name="T3">;</text:span><text:span text:style-name="T31"><text:line-break/></text:span><text:span text:style-name="T3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0</text:span><text:span text:style-name="T6">)</text:span><text:span text:style-name="T3">, </text:span><text:span text:style-name="T26">1.0</text:span><text:span text:style-name="T3">, </text:span><text:span text:style-name="T26">1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TitleValidEquivalentClass</text:span><text:span text:style-name="T6">(){</text:span><text:span text:style-name="T31"><text:line-break/></text:span><text:span text:style-name="T6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2</text:span><text:span text:style-name="T6">)</text:span><text:span text:style-name="T3">, </text:span><text:span text:style-name="T26">1.0</text:span><text:span text:style-name="T3">, </text:span><text:span text:style-name="T26">1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PriceUnderInvalidEquivalentClass</text:span><text:span text:style-name="T6">(){</text:span><text:span text:style-name="T31"><text:line-break/></text:span><text:span text:style-name="T6"> <text:s text:c="7"/></text:span><text:span text:style-name="T13">thrown</text:span><text:span text:style-name="T6">.expect(IllegalArgumentException.</text:span><text:span text:style-name="T3">class</text:span><text:span text:style-name="T6">)</text:span><text:span text:style-name="T3">;</text:span><text:span text:style-name="T31"><text:line-break/></text:span><text:span text:style-name="T3"> <text:s text:c="7"/></text:span><text:span text:style-name="T13">thrown</text:span><text:span text:style-name="T6">.expectMessage(</text:span><text:span text:style-name="T24">"Illegal price"</text:span><text:span text:style-name="T6">)</text:span><text:span text:style-name="T3">;</text:span><text:span text:style-name="T31"><text:line-break/></text:span><text:span text:style-name="T3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6">-</text:span><text:span text:style-name="T26">1.0</text:span><text:span text:style-name="T3">, </text:span><text:span text:style-name="T26">1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PriceUpperInvalidEquivalentClass</text:span><text:span text:style-name="T6">(){</text:span><text:span text:style-name="T31"><text:line-break/></text:span><text:span text:style-name="T6"> <text:s text:c="7"/></text:span><text:span text:style-name="T13">thrown</text:span><text:span text:style-name="T6">.expect(IllegalArgumentException.</text:span><text:span text:style-name="T3">class</text:span><text:span text:style-name="T6">)</text:span><text:span text:style-name="T3">;</text:span><text:span text:style-name="T31"><text:line-break/></text:span><text:span text:style-name="T3"> <text:s text:c="7"/></text:span><text:span text:style-name="T13">thrown</text:span><text:span text:style-name="T6">.expectMessage(</text:span><text:span text:style-name="T24">"Illegal price"</text:span><text:span text:style-name="T6">)</text:span><text:span text:style-name="T3">;</text:span><text:span text:style-name="T31"><text:line-break/></text:span><text:span text:style-name="T3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1001.0</text:span><text:span text:style-name="T3">, </text:span><text:span text:style-name="T26">1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PriceValidEquivalentClass</text:span><text:span text:style-name="T6">(){</text:span><text:span text:style-name="T31"><text:line-break/></text:span><text:span text:style-name="T6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2.0</text:span><text:span text:style-name="T3">, </text:span><text:span text:style-name="T26">1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QuantityUnderInvalidEquivalentClass</text:span><text:span text:style-name="T6">(){</text:span><text:span text:style-name="T31"><text:line-break/></text:span><text:span text:style-name="T6"> <text:s text:c="7"/></text:span><text:span text:style-name="T13">thrown</text:span><text:span text:style-name="T6">.expect(IllegalArgumentException.</text:span><text:span text:style-name="T3">class</text:span><text:span text:style-name="T6">)</text:span><text:span text:style-name="T3">;</text:span><text:span text:style-name="T31"><text:line-break/></text:span><text:span text:style-name="T3"> <text:s text:c="7"/></text:span><text:span text:style-name="T13">thrown</text:span><text:span text:style-name="T6">.expectMessage(</text:span><text:span text:style-name="T24">"Illegal quantity"</text:span><text:span text:style-name="T6">)</text:span><text:span text:style-name="T3">;</text:span><text:span text:style-name="T31"><text:line-break/></text:span><text:span text:style-name="T3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1.0</text:span><text:span text:style-name="T3">, </text:span><text:span text:style-name="T6">-</text:span><text:span text:style-name="T26">1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QuantityUpperInvalidEquivalentClass</text:span><text:span text:style-name="T6">(){</text:span><text:span text:style-name="T31"><text:line-break/></text:span><text:span text:style-name="T6"> <text:s text:c="7"/></text:span><text:span text:style-name="T13">thrown</text:span><text:span text:style-name="T6">.expect(IllegalArgumentException.</text:span><text:span text:style-name="T3">class</text:span><text:span text:style-name="T6">)</text:span><text:span text:style-name="T3">;</text:span><text:span text:style-name="T31"><text:line-break/></text:span><text:span text:style-name="T3"> <text:s text:c="7"/></text:span><text:span text:style-name="T13">thrown</text:span><text:span text:style-name="T6">.expectMessage(</text:span><text:span text:style-name="T24">"Illegal quantity"</text:span><text:span text:style-name="T6">)</text:span><text:span text:style-name="T3">;</text:span><text:span text:style-name="T31"><text:line-break/></text:span><text:span text:style-name="T3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1.0</text:span><text:span text:style-name="T3">, </text:span><text:span text:style-name="T26">1002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QuantityValidEquivalentClass</text:span><text:span text:style-name="T6">(){</text:span><text:span text:style-name="T31"><text:line-break/></text:span><text:span text:style-name="T6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1.0</text:span><text:span text:style-name="T3">, </text:span><text:span text:style-name="T26">505</text:span><text:span text:style-name="T3">,</text:span><text:span text:style-name="T31"><text:line-break/></text:span><text:span text:style-name="T3"> <text:s text:c="15"/></text:span><text:span text:style-name="T14">REGULAR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SizeValidEquivalentClass</text:span><text:span text:style-name="T6">(){</text:span><text:span text:style-name="T31"><text:line-break/></text:span><text:span text:style-name="T6"> <text:s text:c="7"/></text:span><text:span text:style-name="T3">int </text:span><text:span text:style-name="T6">size = </text:span><text:span text:style-name="T26">54</text:span><text:span text:style-name="T3">;</text:span><text:span text:style-name="T31"><text:line-break/></text:span><text:soft-page-break/><text:span text:style-name="T3"> <text:s text:c="7"/>for</text:span><text:span text:style-name="T6">(</text:span><text:span text:style-name="T3">int </text:span><text:span text:style-name="T6">i=</text:span><text:span text:style-name="T26">0</text:span><text:span text:style-name="T3">;</text:span><text:span text:style-name="T6">i&lt;size</text:span><text:span text:style-name="T3">; </text:span><text:span text:style-name="T6">++i){</text:span><text:span text:style-name="T31"><text:line-break/></text:span><text:span text:style-name="T6"> <text:s text:c="11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1.0</text:span><text:span text:style-name="T3">,</text:span><text:span text:style-name="T31"><text:line-break/></text:span><text:span text:style-name="T3"> <text:s text:c="19"/></text:span><text:span text:style-name="T26">550</text:span><text:span text:style-name="T3">, </text:span><text:span text:style-name="T14">REGULAR</text:span><text:span text:style-name="T6">)</text:span><text:span text:style-name="T3">;</text:span><text:span text:style-name="T31"><text:line-break/></text:span><text:span text:style-name="T3"> <text:s text:c="7"/></text:span><text:span text:style-name="T6">}</text:span><text:span text:style-name="T31"><text:line-break/></text:span><text:span text:style-name="T6"> <text:s text:c="3"/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SizeInvalidEquivalentClass</text:span><text:span text:style-name="T6">(){</text:span><text:span text:style-name="T31"><text:line-break/></text:span><text:span text:style-name="T6"> <text:s text:c="7"/></text:span><text:span text:style-name="T13">thrown</text:span><text:span text:style-name="T6">.expect(IndexOutOfBoundsException.</text:span><text:span text:style-name="T3">class</text:span><text:span text:style-name="T6">)</text:span><text:span text:style-name="T3">;</text:span><text:span text:style-name="T31"><text:line-break/></text:span><text:span text:style-name="T3"> <text:s text:c="7"/></text:span><text:span text:style-name="T13">thrown</text:span><text:span text:style-name="T6">.expectMessage(</text:span><text:span text:style-name="T24">"No more space in cart"</text:span><text:span text:style-name="T6">)</text:span><text:span text:style-name="T3">;</text:span><text:span text:style-name="T31"><text:line-break/></text:span><text:span text:style-name="T3"> <text:s text:c="7"/>int </text:span><text:span text:style-name="T6">size = </text:span><text:span text:style-name="T26">100</text:span><text:span text:style-name="T3">;</text:span><text:span text:style-name="T31"><text:line-break/></text:span><text:span text:style-name="T3"> <text:s text:c="7"/>for</text:span><text:span text:style-name="T6">(</text:span><text:span text:style-name="T3">int </text:span><text:span text:style-name="T6">i=</text:span><text:span text:style-name="T26">0</text:span><text:span text:style-name="T3">;</text:span><text:span text:style-name="T6">i&lt;size</text:span><text:span text:style-name="T3">; </text:span><text:span text:style-name="T6">++i){</text:span><text:span text:style-name="T31"><text:line-break/></text:span><text:span text:style-name="T6"> <text:s text:c="11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1.0</text:span><text:span text:style-name="T3">,</text:span><text:span text:style-name="T31"><text:line-break/></text:span><text:span text:style-name="T3"> <text:s text:c="19"/></text:span><text:span text:style-name="T26">550</text:span><text:span text:style-name="T3">, </text:span><text:span text:style-name="T14">REGULAR</text:span><text:span text:style-name="T6">)</text:span><text:span text:style-name="T3">;</text:span><text:span text:style-name="T31"><text:line-break/></text:span><text:span text:style-name="T3"> <text:s text:c="7"/></text:span><text:span text:style-name="T6">}</text:span><text:span text:style-name="T31"><text:line-break/></text:span><text:span text:style-name="T6"> <text:s text:c="3"/>}</text:span><text:span text:style-name="T31"><text:line-break/></text:span><text:span text:style-name="T6"> <text:s text:c="3"/></text:span><text:span text:style-name="T18">@Test</text:span><text:span text:style-name="T31"><text:line-break/></text:span><text:span text:style-name="T18"> <text:s text:c="3"/></text:span><text:span text:style-name="T3">public void </text:span><text:span text:style-name="T21">addItemTypeValidEquivalentClass</text:span><text:span text:style-name="T6">(){</text:span><text:span text:style-name="T31"><text:line-break/></text:span><text:span text:style-name="T6"> <text:s text:c="7"/></text:span><text:span text:style-name="T13">cartInstance</text:span><text:span text:style-name="T6">.addItem(</text:span><text:span text:style-name="T13">faker</text:span><text:span text:style-name="T6">.lorem().characters(</text:span><text:span text:style-name="T26">15</text:span><text:span text:style-name="T6">)</text:span><text:span text:style-name="T3">, </text:span><text:span text:style-name="T26">1.0</text:span><text:span text:style-name="T3">, </text:span><text:span text:style-name="T26">300</text:span><text:span text:style-name="T3">,</text:span><text:span text:style-name="T31"><text:line-break/></text:span><text:span text:style-name="T3"> <text:s text:c="15"/></text:span><text:span text:style-name="T14">SALE</text:span><text:span text:style-name="T6">)</text:span><text:span text:style-name="T3">;</text:span><text:span text:style-name="T31"><text:line-break/></text:span><text:span text:style-name="T3"> <text:s text:c="3"/></text:span><text:span text:style-name="T6">}</text:span><text:span text:style-name="T31"><text:line-break/></text:span><text:span text:style-name="T6">}</text:span></text:p>
      <text:p text:style-name="P12"/>
      <text:h text:style-name="P33" text:outline-level="6"><text:bookmark-start text:name="__RefHeading___Toc7404_2605391096"/>CalcDiscountTest<text:bookmark-end text:name="__RefHeading___Toc7404_2605391096"/></text:h>
      <text:p text:style-name="P10"><text:span text:style-name="T4">import </text:span><text:span text:style-name="T8">com.github.javafaker.Faker</text:span><text:span text:style-name="T4">;</text:span><text:line-break/><text:span text:style-name="T4">import </text:span><text:span text:style-name="T8">org.junit.</text:span><text:span text:style-name="T19">Test</text:span><text:span text:style-name="T4">;</text:span><text:line-break/><text:span text:style-name="T4">import </text:span><text:span text:style-name="T8">org.junit.runner.</text:span><text:span text:style-name="T19">RunWith</text:span><text:span text:style-name="T4">;</text:span><text:line-break/><text:span text:style-name="T4">import </text:span><text:span text:style-name="T8">org.junit.runners.Parameterized</text:span><text:span text:style-name="T4">;</text:span><text:line-break/><text:span text:style-name="T4">import </text:span><text:span text:style-name="T8">java.util.Arrays</text:span><text:span text:style-name="T4">;</text:span><text:line-break/><text:span text:style-name="T4">import </text:span><text:span text:style-name="T8">java.util.Collection</text:span><text:span text:style-name="T4">;</text:span><text:line-break/><text:span text:style-name="T4">import static </text:span><text:span text:style-name="T8">odz.ShoppingCart.ShoppingCart.Item</text:span><text:span text:style-name="T4">;</text:span><text:line-break/><text:span text:style-name="T4">import static </text:span><text:span text:style-name="T8">odz.ShoppingCart.ShoppingCart.Item.Type.*</text:span><text:span text:style-name="T4">;</text:span><text:line-break/><text:span text:style-name="T4">import static </text:span><text:span text:style-name="T8">org.junit.Assert.*</text:span><text:span text:style-name="T4">;</text:span><text:line-break/><text:span text:style-name="T19">@RunWith</text:span><text:span text:style-name="T8">(Parameterized.</text:span><text:span text:style-name="T4">class</text:span><text:span text:style-name="T8">)</text:span><text:line-break/><text:span text:style-name="T4">public class </text:span><text:span text:style-name="T8">CalcDiscountTest {</text:span><text:line-break/><text:span text:style-name="T8"> <text:s text:c="3"/></text:span><text:span text:style-name="T4">private int </text:span><text:span text:style-name="T15">discount</text:span><text:span text:style-name="T4">;</text:span><text:line-break/><text:span text:style-name="T4"> <text:s text:c="3"/>private </text:span><text:span text:style-name="T8">Item </text:span><text:span text:style-name="T15">currentItem</text:span><text:span text:style-name="T4">;</text:span><text:line-break/><text:span text:style-name="T4"> <text:s text:c="3"/>private static final </text:span><text:span text:style-name="T8">Faker </text:span><text:span text:style-name="T16">faker </text:span><text:span text:style-name="T8">= </text:span><text:span text:style-name="T4">new </text:span><text:span text:style-name="T8">Faker()</text:span><text:span text:style-name="T4">;</text:span><text:line-break/><text:span text:style-name="T4"> <text:s text:c="3"/>public </text:span><text:span text:style-name="T22">CalcDiscountTest</text:span><text:span text:style-name="T8">(Item currentItem </text:span><text:span text:style-name="T4">, int </text:span><text:span text:style-name="T8">discoutPredicted){</text:span><text:line-break/><text:span text:style-name="T8"> <text:s text:c="7"/></text:span><text:span text:style-name="T4">this</text:span><text:span text:style-name="T8">.</text:span><text:span text:style-name="T15">currentItem </text:span><text:span text:style-name="T8">= currentItem</text:span><text:span text:style-name="T4">;</text:span><text:line-break/><text:span text:style-name="T4"> <text:s text:c="7"/></text:span><text:span text:style-name="T15">discount </text:span><text:span text:style-name="T8">= discoutPredicted</text:span><text:span text:style-name="T4">;</text:span><text:line-break/><text:span text:style-name="T4"> <text:s text:c="3"/></text:span><text:span text:style-name="T8">}</text:span><text:line-break/><text:span text:style-name="T8"> <text:s text:c="3"/></text:span><text:span text:style-name="T19">@Parameterized.Parameters</text:span><text:line-break/><text:span text:style-name="T19"> <text:s text:c="3"/></text:span><text:span text:style-name="T4">public static </text:span><text:span text:style-name="T8">Collection </text:span><text:span text:style-name="T22">getParametrizedItems</text:span><text:span text:style-name="T8">(){</text:span><text:line-break/><text:span text:style-name="T8"> <text:s text:c="7"/></text:span><text:span text:style-name="T4">return </text:span><text:span text:style-name="T8">Arrays.</text:span><text:span text:style-name="T9">asList</text:span><text:span text:style-name="T8">(</text:span><text:span text:style-name="T4">new </text:span><text:span text:style-name="T8">Object[][]{</text:span><text:line-break/><text:span text:style-name="T8"> <text:s text:c="15"/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.0</text:span><text:span text:style-name="T4">,</text:span><text:line-break/><text:span text:style-name="T4"> <text:s text:c="23"/></text:span><text:span text:style-name="T27">1</text:span><text:span text:style-name="T4">, </text:span><text:span text:style-name="T16">REGULAR </text:span><text:span text:style-name="T8">)</text:span><text:span text:style-name="T4">, </text:span><text:span text:style-name="T27">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</text:span><text:span text:style-name="T4">, </text:span><text:span text:style-name="T16">SECOND</text:span><text:span text:style-name="T8">)</text:span><text:span text:style-name="T4">, </text:span><text:span text:style-name="T27">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2</text:span><text:span text:style-name="T4">, </text:span><text:span text:style-name="T16">SECOND</text:span><text:span text:style-name="T8">)</text:span><text:span text:style-name="T4">, </text:span><text:span text:style-name="T27">5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oft-page-break/><text:span text:style-name="T4"> <text:s text:c="23"/></text:span><text:span text:style-name="T27">99</text:span><text:span text:style-name="T4">, </text:span><text:span text:style-name="T16">SECOND</text:span><text:span text:style-name="T8">)</text:span><text:span text:style-name="T4">, </text:span><text:span text:style-name="T27">5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00</text:span><text:span text:style-name="T4">, </text:span><text:span text:style-name="T16">SECOND</text:span><text:span text:style-name="T8">)</text:span><text:span text:style-name="T4">, </text:span><text:span text:style-name="T27">6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01</text:span><text:span text:style-name="T4">, </text:span><text:span text:style-name="T16">SECOND</text:span><text:span text:style-name="T8">)</text:span><text:span text:style-name="T4">, </text:span><text:span text:style-name="T27">6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500</text:span><text:span text:style-name="T4">, </text:span><text:span text:style-name="T16">SECOND</text:span><text:span text:style-name="T8">)</text:span><text:span text:style-name="T4">, </text:span><text:span text:style-name="T27">8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</text:span><text:span text:style-name="T4">, </text:span><text:span text:style-name="T16">DISCOUNT</text:span><text:span text:style-name="T8">)</text:span><text:span text:style-name="T4">, </text:span><text:span text:style-name="T27">1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9</text:span><text:span text:style-name="T4">, </text:span><text:span text:style-name="T16">DISCOUNT</text:span><text:span text:style-name="T8">)</text:span><text:span text:style-name="T4">, </text:span><text:span text:style-name="T27">1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0</text:span><text:span text:style-name="T4">, </text:span><text:span text:style-name="T16">DISCOUNT</text:span><text:span text:style-name="T8">)</text:span><text:span text:style-name="T4">, </text:span><text:span text:style-name="T27">2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30</text:span><text:span text:style-name="T4">, </text:span><text:span text:style-name="T16">DISCOUNT</text:span><text:span text:style-name="T8">)</text:span><text:span text:style-name="T4">, </text:span><text:span text:style-name="T27">4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90</text:span><text:span text:style-name="T4">, </text:span><text:span text:style-name="T16">DISCOUNT</text:span><text:span text:style-name="T8">)</text:span><text:span text:style-name="T4">, </text:span><text:span text:style-name="T27">5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99</text:span><text:span text:style-name="T4">, </text:span><text:span text:style-name="T16">DISCOUNT</text:span><text:span text:style-name="T8">)</text:span><text:span text:style-name="T4">, </text:span><text:span text:style-name="T27">5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00</text:span><text:span text:style-name="T4">, </text:span><text:span text:style-name="T16">DISCOUNT</text:span><text:span text:style-name="T8">)</text:span><text:span text:style-name="T4">, </text:span><text:span text:style-name="T27">6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500</text:span><text:span text:style-name="T4">, </text:span><text:span text:style-name="T16">DISCOUNT</text:span><text:span text:style-name="T8">)</text:span><text:span text:style-name="T4">, </text:span><text:span text:style-name="T27">8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01</text:span><text:span text:style-name="T4">, </text:span><text:span text:style-name="T16">DISCOUNT</text:span><text:span text:style-name="T8">)</text:span><text:span text:style-name="T4">, </text:span><text:span text:style-name="T27">6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1</text:span><text:span text:style-name="T4">, </text:span><text:span text:style-name="T16">SALE</text:span><text:span text:style-name="T8">)</text:span><text:span text:style-name="T4">, </text:span><text:span text:style-name="T27">80</text:span><text:span text:style-name="T8">}</text:span><text:span text:style-name="T4">,</text:span><text:line-break/><text:span text:style-name="T4"> <text:s text:c="15"/></text:span><text:span text:style-name="T8">{</text:span><text:span text:style-name="T4">new </text:span><text:span text:style-name="T8">Item(</text:span><text:span text:style-name="T16">faker</text:span><text:span text:style-name="T8">.lorem().characters(</text:span><text:span text:style-name="T27">15</text:span><text:span text:style-name="T8">)</text:span><text:span text:style-name="T4">, </text:span><text:span text:style-name="T27">20</text:span><text:span text:style-name="T4">,</text:span><text:line-break/><text:span text:style-name="T4"> <text:s text:c="23"/></text:span><text:span text:style-name="T27">500</text:span><text:span text:style-name="T4">, </text:span><text:span text:style-name="T16">SALE</text:span><text:span text:style-name="T8">)</text:span><text:span text:style-name="T4">, </text:span><text:span text:style-name="T27">80</text:span><text:span text:style-name="T8">}</text:span><text:line-break/><text:span text:style-name="T8"> <text:s text:c="7"/>})</text:span><text:span text:style-name="T4">;</text:span><text:line-break/><text:span text:style-name="T4"> <text:s text:c="3"/></text:span><text:span text:style-name="T8">}</text:span><text:line-break/><text:span text:style-name="T8"> <text:s text:c="3"/></text:span><text:span text:style-name="T19">@Test</text:span><text:line-break/><text:span text:style-name="T19"> <text:s text:c="3"/></text:span><text:span text:style-name="T4">public void </text:span><text:span text:style-name="T22">discountCalculating</text:span><text:span text:style-name="T8">(){</text:span><text:line-break/><text:span text:style-name="T8"> <text:s text:c="7"/></text:span><text:span text:style-name="T9">assertEquals</text:span><text:span text:style-name="T8">(</text:span><text:span text:style-name="T15">discount</text:span><text:span text:style-name="T4">, </text:span><text:span text:style-name="T8">ShoppingCart.</text:span><text:span text:style-name="T9">calculateDiscount</text:span><text:span text:style-name="T8">(</text:span><text:span text:style-name="T15">currentItem</text:span><text:span text:style-name="T8">))</text:span><text:span text:style-name="T4">;</text:span><text:line-break/><text:span text:style-name="T4"> <text:s text:c="3"/></text:span><text:span text:style-name="T8">}</text:span><text:line-break/><text:span text:style-name="T8">}</text:span></text:p>
      <text:p text:style-name="P13"/>
      <text:h text:style-name="P24" text:outline-level="3"><text:bookmark-start text:name="__RefHeading___Toc7406_2605391096"/>Завдання 2<text:bookmark-end text:name="__RefHeading___Toc7406_2605391096"/></text:h>
      <text:h text:style-name="P28" text:outline-level="4"><text:bookmark-start text:name="__RefHeading___Toc7408_2605391096"/>Текст завдання<text:bookmark-end text:name="__RefHeading___Toc7408_2605391096"/></text:h>
      <text:p text:style-name="P11">Сформувати для заданого коду модульні тести (з використання JUnit), покрити ними</text:p>
      <text:p text:style-name="P11">наступні методи (вимоги описані в коментарях до методів):</text:p>
      <text:p text:style-name="P8">ShoppingCart.appendFormatted(StringBuilder,String,int,int)</text:p>
      <text:p text:style-name="P8">ShoppingCart.calculateDiscount(ItemType,int)</text:p>
      <text:p text:style-name="P11">Провести рефакторинг коду, дописуючи тести в разі необхідності з метою зменшення імовірності появи помилок редагування. Варто покривати тестами метод, перед його</text:p>
      <text:p text:style-name="P11">розбиванні на складові частини.</text:p>
      <text:p text:style-name="P11"/>
      <text:h text:style-name="P29" text:outline-level="4"><text:bookmark-start text:name="__RefHeading___Toc2656_2130454918"/><text:soft-page-break/>Детальний рефакторинг коду<text:bookmark-end text:name="__RefHeading___Toc2656_2130454918"/></text:h>
      <text:list xml:id="list3903733673" text:style-name="L1">
        <text:list-item>
          <text:p text:style-name="P38">Винести клас Item в окремий файл, в даний клас також перемістити типи елементів у вигляді типу перерахування. Згенерувати конструктор для додавання одразу всіх параметрів до обʼєкту, також створити get та set методи до всіх полів класу. Оновити код в класі ShopingCart в методі addItem — створення обʼєкту.</text:p>
        </text:list-item>
        <text:list-item>
          <text:p text:style-name="P39">Виділити перевірку валідності елементів доданого item в окремий метод validate</text:p>
        </text:list-item>
        <text:list-item>
          <text:p text:style-name="P40">Перенести метод calculateDiscount у клас Item та зробити його нестатичним, <text:span text:style-name="T32">замінити підрахунки вручну на цей метод у класі ShoppingCart</text:span></text:p>
        </text:list-item>
        <text:list-item>
          <text:p text:style-name="P41">Створити метод calculateTotal у класі Item, замінити підрахунки вручну на цей метод у класі ShoppingCart</text:p>
        </text:list-item>
        <text:list-item>
          <text:p text:style-name="P42">Створити клас TableFormatter і делегувати йому створення та форматування табличного представлення. </text:p>
        </text:list-item>
      </text:list>
      <text:p text:style-name="P43"/>
      <text:h text:style-name="P30" text:outline-level="4"><text:bookmark-start text:name="__RefHeading___Toc2658_2130454918"/>Код тестів<text:bookmark-end text:name="__RefHeading___Toc2658_2130454918"/></text:h>
      <text:p text:style-name="P34"><text:line-break/><text:span text:style-name="T5">import </text:span><text:span text:style-name="T11">org.junit.</text:span><text:span text:style-name="T20">Test</text:span><text:span text:style-name="T5">;</text:span><text:span text:style-name="T33"><text:line-break/><text:line-break/></text:span><text:span text:style-name="T5">import static </text:span><text:span text:style-name="T11">odz.ShoppingCart.Item.Type.</text:span><text:span text:style-name="T17">DISCOUNT</text:span><text:span text:style-name="T5">;</text:span><text:span text:style-name="T33"><text:line-break/></text:span><text:span text:style-name="T5">import static </text:span><text:span text:style-name="T11">odz.ShoppingCart.Item.Type.</text:span><text:span text:style-name="T17">SALE</text:span><text:span text:style-name="T5">;</text:span><text:span text:style-name="T33"><text:line-break/></text:span><text:span text:style-name="T5">import static </text:span><text:span text:style-name="T11">org.junit.Assert.*</text:span><text:span text:style-name="T5">;</text:span><text:span text:style-name="T33"><text:line-break/><text:line-break/></text:span><text:span text:style-name="T5">public class </text:span><text:span text:style-name="T11">TableTest {</text:span><text:span text:style-name="T33"><text:line-break/><text:line-break/></text:span><text:span text:style-name="T11"> <text:s text:c="3"/></text:span><text:span text:style-name="T20">@Test</text:span><text:span text:style-name="T33"><text:line-break/></text:span><text:span text:style-name="T20"> <text:s text:c="3"/></text:span><text:span text:style-name="T5">public void </text:span><text:span text:style-name="T23">testTable</text:span><text:span text:style-name="T11">(){</text:span><text:span text:style-name="T33"><text:line-break/></text:span><text:span text:style-name="T11"> <text:s text:c="7"/>String result = </text:span><text:span text:style-name="T25">"# Title <text:s text:c="20"/>Price Quantity Discount <text:s text:c="5"/>Total</text:span><text:span text:style-name="T5">\n</text:span><text:span text:style-name="T25">" </text:span><text:span text:style-name="T11">+</text:span><text:span text:style-name="T33"><text:line-break/></text:span><text:span text:style-name="T11"> <text:s text:c="23"/></text:span><text:span text:style-name="T25">"--------------------------------------------------------------</text:span><text:span text:style-name="T5">\n</text:span><text:span text:style-name="T25">" </text:span><text:span text:style-name="T11">+</text:span><text:span text:style-name="T33"><text:line-break/></text:span><text:span text:style-name="T11"> <text:s text:c="23"/></text:span><text:span text:style-name="T25">"1 aaa <text:s text:c="20"/>$100.00 <text:s text:c="5"/>230 <text:s text:c="5"/>80% <text:s text:c="2"/>$4600.00</text:span><text:span text:style-name="T5">\n</text:span><text:span text:style-name="T25">" </text:span><text:span text:style-name="T11">+</text:span><text:span text:style-name="T33"><text:line-break/></text:span><text:span text:style-name="T11"> <text:s text:c="23"/></text:span><text:span text:style-name="T25">"2 adlmajsnc <text:s text:c="14"/>$123.00 <text:s text:c="5"/>130 <text:s text:c="5"/>60% <text:s text:c="2"/>$6396.00</text:span><text:span text:style-name="T5">\n</text:span><text:span text:style-name="T25">" </text:span><text:span text:style-name="T11">+</text:span><text:span text:style-name="T33"><text:line-break/></text:span><text:span text:style-name="T11"> <text:s text:c="23"/></text:span><text:span text:style-name="T25">"3 as.kjcas,kjcbaskjcbk... $550.00 <text:s text:c="5"/>355 <text:s text:c="5"/>80% <text:s/>$39050.00</text:span><text:span text:style-name="T5">\n</text:span><text:span text:style-name="T25">" </text:span><text:span text:style-name="T11">+</text:span><text:span text:style-name="T33"><text:line-break/></text:span><text:span text:style-name="T11"> <text:s text:c="23"/></text:span><text:span text:style-name="T25">"--------------------------------------------------------------</text:span><text:span text:style-name="T5">\n</text:span><text:span text:style-name="T25">" </text:span><text:span text:style-name="T11">+</text:span><text:span text:style-name="T33"><text:line-break/></text:span><text:span text:style-name="T11"> <text:s text:c="23"/></text:span><text:span text:style-name="T25">"4 <text:s text:c="51"/>$50046.00"</text:span><text:span text:style-name="T5">;</text:span><text:span text:style-name="T33"><text:line-break/></text:span><text:span text:style-name="T5"> <text:s text:c="7"/></text:span><text:span text:style-name="T11">ShoppingCart cart = </text:span><text:span text:style-name="T5">new </text:span><text:span text:style-name="T11">ShoppingCart()</text:span><text:span text:style-name="T5">;</text:span><text:span text:style-name="T33"><text:line-break/></text:span><text:span text:style-name="T5"> <text:s text:c="7"/></text:span><text:span text:style-name="T11">cart.addItem(</text:span><text:span text:style-name="T25">"aaa"</text:span><text:span text:style-name="T5">, </text:span><text:span text:style-name="T28">100.0</text:span><text:span text:style-name="T5">, </text:span><text:span text:style-name="T28">230</text:span><text:span text:style-name="T5">, </text:span><text:span text:style-name="T17">SALE</text:span><text:span text:style-name="T11">)</text:span><text:span text:style-name="T5">;</text:span><text:span text:style-name="T33"><text:line-break/></text:span><text:span text:style-name="T5"> <text:s text:c="7"/></text:span><text:span text:style-name="T11">cart.addItem(</text:span><text:span text:style-name="T25">"adlmajsnc"</text:span><text:span text:style-name="T5">, </text:span><text:span text:style-name="T28">123.0</text:span><text:span text:style-name="T5">, </text:span><text:span text:style-name="T28">130</text:span><text:span text:style-name="T5">, </text:span><text:span text:style-name="T17">DISCOUNT</text:span><text:span text:style-name="T11">)</text:span><text:span text:style-name="T5">;</text:span><text:span text:style-name="T33"><text:line-break/></text:span><text:span text:style-name="T5"> <text:s text:c="7"/></text:span><text:span text:style-name="T11">cart.addItem(</text:span><text:span text:style-name="T25">"as.kjcas,kjcbaskjcbk,asbckasbc"</text:span><text:span text:style-name="T5">, </text:span><text:span text:style-name="T28">550</text:span><text:span text:style-name="T5">, </text:span><text:span text:style-name="T28">355</text:span><text:span text:style-name="T5">, </text:span><text:span text:style-name="T17">SALE</text:span><text:span text:style-name="T11">)</text:span><text:span text:style-name="T5">;</text:span><text:span text:style-name="T33"><text:line-break/></text:span><text:span text:style-name="T5"> <text:s text:c="7"/></text:span><text:span text:style-name="T12">assertEquals</text:span><text:span text:style-name="T11">(result</text:span><text:span text:style-name="T5">, </text:span><text:span text:style-name="T11">cart.toString())</text:span><text:span text:style-name="T5">;</text:span><text:span text:style-name="T33"><text:line-break/></text:span><text:span text:style-name="T5"> <text:s text:c="3"/></text:span><text:span text:style-name="T11">}</text:span><text:span text:style-name="T33"><text:line-break/></text:span><text:span text:style-name="T11">}</text:span></text:p>
      <text:p text:style-name="P34"><text:soft-page-break/><text:span text:style-name="T11"/></text:p>
      <text:h text:style-name="P25" text:outline-level="3"><text:bookmark-start text:name="__RefHeading___Toc2660_2130454918"/>Висновок <text:bookmark-end text:name="__RefHeading___Toc2660_2130454918"/></text:h>
      <text:p text:style-name="P44">В ході виконання роботи я навчився проводити рефакторінг та</text:p>
      <text:p text:style-name="P44">використовувати методику unit тестування для перевірки правильності</text:p>
      <text:p text:style-name="P44">функціонування методів. Для тестування була використана бібліотеки JUNIT</text:p>
      <text:p text:style-name="P44">версії 4. Були написані тести, які перевіряють чи функція повертає</text:p>
      <text:p text:style-name="P44">правильний результат та чи виникає виключення в ході виконання методів.</text:p>
      <text:p text:style-name="P44">Також були написані параметризовані тести, котрі дозволяють викликати</text:p>
      <text:p text:style-name="P44">одну функцію і перевірити результат виконання для колекції вхідних</text:p>
      <text:p text:style-name="P44">параметрів. Ця методологія дозволила провести рефакторінг кодової бази</text:p>
      <text:p text:style-name="P44">для покращення якості коду.</text:p>
      <text:p text:style-name="P34"/>
      <text:p text:style-name="P17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4:33:49.475886294</meta:creation-date>
    <dc:date>2020-04-05T15:12:08.908533360</dc:date>
    <meta:editing-duration>PT30M24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9" meta:paragraph-count="102" meta:word-count="1029" meta:character-count="11320" meta:non-whitespace-character-count="8548"/>
  </office:meta>
</office:document-meta>
</file>